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07.61mm" svg:height="121.39mm" svg:x="316.64mm" svg:y="4.25mm">
            <draw:object draw:notify-on-update-of-ranges="Sheet1.A2:Sheet1.A22 Sheet1.B2:Sheet1.B22 Sheet1.C2:Sheet1.C22 Sheet1.D2:Sheet1.D22 Sheet1.L2:Sheet1.L22 Sheet1.M2:Sheet1.M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utilization_level</text:p>
          </table:table-cell>
          <table:table-cell office:value-type="string" calcext:value-type="string">
            <text:p>ilp_percent_schedulable</text:p>
          </table:table-cell>
          <table:table-cell office:value-type="string" calcext:value-type="string">
            <text:p>wf_percent_schedulable</text:p>
          </table:table-cell>
          <table:table-cell office:value-type="string" calcext:value-type="string">
            <text:p>ffbb_percent_schedulable</text:p>
          </table:table-cell>
          <table:table-cell office:value-type="string" calcext:value-type="string">
            <text:p>ilp_total_time_seconds</text:p>
          </table:table-cell>
          <table:table-cell office:value-type="string" calcext:value-type="string">
            <text:p>wf_total_time_seconds</text:p>
          </table:table-cell>
          <table:table-cell office:value-type="string" calcext:value-type="string">
            <text:p>ffbb_total_time_seconds</text:p>
          </table:table-cell>
          <table:table-cell office:value-type="string" calcext:value-type="string">
            <text:p>ilp_average_time_seconds</text:p>
          </table:table-cell>
          <table:table-cell office:value-type="string" calcext:value-type="string">
            <text:p>wf_average_time_seconds</text:p>
          </table:table-cell>
          <table:table-cell office:value-type="string" calcext:value-type="string">
            <text:p>ffbb_average_time_seconds</text:p>
          </table:table-cell>
          <table:table-cell/>
          <table:table-cell office:value-type="string" calcext:value-type="string">
            <text:p>FFBB - P1</text:p>
          </table:table-cell>
          <table:table-cell office:value-type="string" calcext:value-type="string">
            <text:p>ILP_WF_FFBB - P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7"/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20.1226900039978" calcext:value-type="float">
            <text:p>20.1226900039978</text:p>
          </table:table-cell>
          <table:table-cell office:value-type="float" office:value="0.444895" calcext:value-type="float">
            <text:p>0.444895</text:p>
          </table:table-cell>
          <table:table-cell office:value-type="float" office:value="2.078496" calcext:value-type="float">
            <text:p>2.078496</text:p>
          </table:table-cell>
          <table:table-cell office:value-type="float" office:value="0.0201226900039978" calcext:value-type="float">
            <text:p>0.020122690003998</text:p>
          </table:table-cell>
          <table:table-cell office:value-type="float" office:value="0.000444895" calcext:value-type="float">
            <text:p>0.000444895</text:p>
          </table:table-cell>
          <table:table-cell office:value-type="float" office:value="0.002078496" calcext:value-type="float">
            <text:p>0.002078496</text:p>
          </table:table-cell>
          <table:table-cell/>
          <table:table-cell table:number-columns-repeated="2" office:value-type="float" office:value="99.98" calcext:value-type="float">
            <text:p>99.98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22.2900632200028" calcext:value-type="float">
            <text:p>22.2900632200028</text:p>
          </table:table-cell>
          <table:table-cell office:value-type="float" office:value="0.435112" calcext:value-type="float">
            <text:p>0.435112</text:p>
          </table:table-cell>
          <table:table-cell office:value-type="float" office:value="3.153642" calcext:value-type="float">
            <text:p>3.153642</text:p>
          </table:table-cell>
          <table:table-cell office:value-type="float" office:value="0.0222900632200028" calcext:value-type="float">
            <text:p>0.022290063220003</text:p>
          </table:table-cell>
          <table:table-cell office:value-type="float" office:value="0.000435112" calcext:value-type="float">
            <text:p>0.000435112</text:p>
          </table:table-cell>
          <table:table-cell office:value-type="float" office:value="0.003153642" calcext:value-type="float">
            <text:p>0.003153642</text:p>
          </table:table-cell>
          <table:table-cell/>
          <table:table-cell table:number-columns-repeated="2" office:value-type="float" office:value="99.96" calcext:value-type="float">
            <text:p>99.96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22.7890428020003" calcext:value-type="float">
            <text:p>22.7890428020003</text:p>
          </table:table-cell>
          <table:table-cell office:value-type="float" office:value="0.44874" calcext:value-type="float">
            <text:p>0.44874</text:p>
          </table:table-cell>
          <table:table-cell office:value-type="float" office:value="4.02581499999999" calcext:value-type="float">
            <text:p>4.02581499999999</text:p>
          </table:table-cell>
          <table:table-cell office:value-type="float" office:value="0.0227890428020003" calcext:value-type="float">
            <text:p>0.022789042802</text:p>
          </table:table-cell>
          <table:table-cell office:value-type="float" office:value="0.00044874" calcext:value-type="float">
            <text:p>0.00044874</text:p>
          </table:table-cell>
          <table:table-cell office:value-type="float" office:value="0.00402581499999999" calcext:value-type="float">
            <text:p>0.004025815</text:p>
          </table:table-cell>
          <table:table-cell/>
          <table:table-cell table:number-columns-repeated="2" office:value-type="float" office:value="99.94" calcext:value-type="float">
            <text:p>99.94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23.381066774" calcext:value-type="float">
            <text:p>23.381066774</text:p>
          </table:table-cell>
          <table:table-cell office:value-type="float" office:value="0.435180000000001" calcext:value-type="float">
            <text:p>0.435180000000001</text:p>
          </table:table-cell>
          <table:table-cell office:value-type="float" office:value="4.978764" calcext:value-type="float">
            <text:p>4.978764</text:p>
          </table:table-cell>
          <table:table-cell office:value-type="float" office:value="0.023381066774" calcext:value-type="float">
            <text:p>0.023381066774</text:p>
          </table:table-cell>
          <table:table-cell office:value-type="float" office:value="0.000435180000000001" calcext:value-type="float">
            <text:p>0.00043518</text:p>
          </table:table-cell>
          <table:table-cell office:value-type="float" office:value="0.004978764" calcext:value-type="float">
            <text:p>0.004978764</text:p>
          </table:table-cell>
          <table:table-cell/>
          <table:table-cell table:number-columns-repeated="2" office:value-type="float" office:value="99.92" calcext:value-type="float">
            <text:p>99.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23.9074022510015" calcext:value-type="float">
            <text:p>23.9074022510015</text:p>
          </table:table-cell>
          <table:table-cell office:value-type="float" office:value="0.44247" calcext:value-type="float">
            <text:p>0.44247</text:p>
          </table:table-cell>
          <table:table-cell office:value-type="float" office:value="5.837569" calcext:value-type="float">
            <text:p>5.837569</text:p>
          </table:table-cell>
          <table:table-cell office:value-type="float" office:value="0.0239074022510015" calcext:value-type="float">
            <text:p>0.023907402251002</text:p>
          </table:table-cell>
          <table:table-cell office:value-type="float" office:value="0.00044247" calcext:value-type="float">
            <text:p>0.00044247</text:p>
          </table:table-cell>
          <table:table-cell office:value-type="float" office:value="0.005837569" calcext:value-type="float">
            <text:p>0.005837569</text:p>
          </table:table-cell>
          <table:table-cell/>
          <table:table-cell table:number-columns-repeated="2" office:value-type="float" office:value="99.9" calcext:value-type="float">
            <text:p>99.9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24.1254003510023" calcext:value-type="float">
            <text:p>24.1254003510023</text:p>
          </table:table-cell>
          <table:table-cell office:value-type="float" office:value="0.439182" calcext:value-type="float">
            <text:p>0.439182</text:p>
          </table:table-cell>
          <table:table-cell office:value-type="float" office:value="6.535464" calcext:value-type="float">
            <text:p>6.535464</text:p>
          </table:table-cell>
          <table:table-cell office:value-type="float" office:value="0.0241254003510023" calcext:value-type="float">
            <text:p>0.024125400351002</text:p>
          </table:table-cell>
          <table:table-cell office:value-type="float" office:value="0.000439182" calcext:value-type="float">
            <text:p>0.000439182</text:p>
          </table:table-cell>
          <table:table-cell office:value-type="float" office:value="0.006535464" calcext:value-type="float">
            <text:p>0.006535464</text:p>
          </table:table-cell>
          <table:table-cell/>
          <table:table-cell table:number-columns-repeated="2" office:value-type="float" office:value="99.88" calcext:value-type="float">
            <text:p>99.88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25.1462526480013" calcext:value-type="float">
            <text:p>25.1462526480013</text:p>
          </table:table-cell>
          <table:table-cell office:value-type="float" office:value="0.461919" calcext:value-type="float">
            <text:p>0.461919</text:p>
          </table:table-cell>
          <table:table-cell office:value-type="float" office:value="6.90763599999999" calcext:value-type="float">
            <text:p>6.90763599999999</text:p>
          </table:table-cell>
          <table:table-cell office:value-type="float" office:value="0.0251462526480013" calcext:value-type="float">
            <text:p>0.025146252648001</text:p>
          </table:table-cell>
          <table:table-cell office:value-type="float" office:value="0.000461919" calcext:value-type="float">
            <text:p>0.000461919</text:p>
          </table:table-cell>
          <table:table-cell office:value-type="float" office:value="0.006907636" calcext:value-type="float">
            <text:p>0.006907636</text:p>
          </table:table-cell>
          <table:table-cell/>
          <table:table-cell table:number-columns-repeated="2" office:value-type="float" office:value="99.86" calcext:value-type="float">
            <text:p>99.86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table:number-columns-repeated="3" office:value-type="float" office:value="99.8" calcext:value-type="float">
            <text:p>99.8</text:p>
          </table:table-cell>
          <table:table-cell office:value-type="float" office:value="25.7206038390011" calcext:value-type="float">
            <text:p>25.7206038390011</text:p>
          </table:table-cell>
          <table:table-cell office:value-type="float" office:value="0.44244" calcext:value-type="float">
            <text:p>0.44244</text:p>
          </table:table-cell>
          <table:table-cell office:value-type="float" office:value="7.139262" calcext:value-type="float">
            <text:p>7.139262</text:p>
          </table:table-cell>
          <table:table-cell office:value-type="float" office:value="0.0257206038390011" calcext:value-type="float">
            <text:p>0.025720603839001</text:p>
          </table:table-cell>
          <table:table-cell office:value-type="float" office:value="0.00044244" calcext:value-type="float">
            <text:p>0.00044244</text:p>
          </table:table-cell>
          <table:table-cell office:value-type="float" office:value="0.007139262" calcext:value-type="float">
            <text:p>0.007139262</text:p>
          </table:table-cell>
          <table:table-cell/>
          <table:table-cell table:number-columns-repeated="2" office:value-type="float" office:value="99.84" calcext:value-type="float">
            <text:p>99.84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table:number-columns-repeated="3" office:value-type="float" office:value="99.6" calcext:value-type="float">
            <text:p>99.6</text:p>
          </table:table-cell>
          <table:table-cell office:value-type="float" office:value="25.6705528699979" calcext:value-type="float">
            <text:p>25.6705528699979</text:p>
          </table:table-cell>
          <table:table-cell office:value-type="float" office:value="0.439918" calcext:value-type="float">
            <text:p>0.439918</text:p>
          </table:table-cell>
          <table:table-cell office:value-type="float" office:value="7.36091900000001" calcext:value-type="float">
            <text:p>7.36091900000001</text:p>
          </table:table-cell>
          <table:table-cell office:value-type="float" office:value="0.0256705528699979" calcext:value-type="float">
            <text:p>0.025670552869998</text:p>
          </table:table-cell>
          <table:table-cell office:value-type="float" office:value="0.000439918" calcext:value-type="float">
            <text:p>0.000439918</text:p>
          </table:table-cell>
          <table:table-cell office:value-type="float" office:value="0.00736091900000001" calcext:value-type="float">
            <text:p>0.007360919</text:p>
          </table:table-cell>
          <table:table-cell/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99" calcext:value-type="float">
            <text:p>99</text:p>
          </table:table-cell>
          <table:table-cell office:value-type="float" office:value="25.648014439005" calcext:value-type="float">
            <text:p>25.648014439005</text:p>
          </table:table-cell>
          <table:table-cell office:value-type="float" office:value="0.441319" calcext:value-type="float">
            <text:p>0.441319</text:p>
          </table:table-cell>
          <table:table-cell office:value-type="float" office:value="7.292258" calcext:value-type="float">
            <text:p>7.292258</text:p>
          </table:table-cell>
          <table:table-cell office:value-type="float" office:value="0.025648014439005" calcext:value-type="float">
            <text:p>0.025648014439005</text:p>
          </table:table-cell>
          <table:table-cell office:value-type="float" office:value="0.000441319" calcext:value-type="float">
            <text:p>0.000441319</text:p>
          </table:table-cell>
          <table:table-cell office:value-type="float" office:value="0.007292258" calcext:value-type="float">
            <text:p>0.007292258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table:number-columns-repeated="3" office:value-type="float" office:value="98.2" calcext:value-type="float">
            <text:p>98.2</text:p>
          </table:table-cell>
          <table:table-cell office:value-type="float" office:value="25.864809573003" calcext:value-type="float">
            <text:p>25.864809573003</text:p>
          </table:table-cell>
          <table:table-cell office:value-type="float" office:value="0.433160999999999" calcext:value-type="float">
            <text:p>0.433160999999999</text:p>
          </table:table-cell>
          <table:table-cell office:value-type="float" office:value="7.303643" calcext:value-type="float">
            <text:p>7.303643</text:p>
          </table:table-cell>
          <table:table-cell office:value-type="float" office:value="0.025864809573003" calcext:value-type="float">
            <text:p>0.025864809573003</text:p>
          </table:table-cell>
          <table:table-cell office:value-type="float" office:value="0.000433160999999999" calcext:value-type="float">
            <text:p>0.000433161</text:p>
          </table:table-cell>
          <table:table-cell office:value-type="float" office:value="0.007303643" calcext:value-type="float">
            <text:p>0.007303643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table:number-columns-repeated="3" office:value-type="float" office:value="96.1" calcext:value-type="float">
            <text:p>96.1</text:p>
          </table:table-cell>
          <table:table-cell office:value-type="float" office:value="26.9010252230023" calcext:value-type="float">
            <text:p>26.9010252230023</text:p>
          </table:table-cell>
          <table:table-cell office:value-type="float" office:value="0.436542" calcext:value-type="float">
            <text:p>0.436542</text:p>
          </table:table-cell>
          <table:table-cell office:value-type="float" office:value="7.27410599999999" calcext:value-type="float">
            <text:p>7.27410599999999</text:p>
          </table:table-cell>
          <table:table-cell office:value-type="float" office:value="0.0269010252230023" calcext:value-type="float">
            <text:p>0.026901025223002</text:p>
          </table:table-cell>
          <table:table-cell office:value-type="float" office:value="0.000436542" calcext:value-type="float">
            <text:p>0.000436542</text:p>
          </table:table-cell>
          <table:table-cell office:value-type="float" office:value="0.00727410599999999" calcext:value-type="float">
            <text:p>0.007274106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table:number-columns-repeated="3" office:value-type="float" office:value="92.1" calcext:value-type="float">
            <text:p>92.1</text:p>
          </table:table-cell>
          <table:table-cell office:value-type="float" office:value="27.1548800189998" calcext:value-type="float">
            <text:p>27.1548800189998</text:p>
          </table:table-cell>
          <table:table-cell office:value-type="float" office:value="0.429465" calcext:value-type="float">
            <text:p>0.429465</text:p>
          </table:table-cell>
          <table:table-cell office:value-type="float" office:value="7.129456" calcext:value-type="float">
            <text:p>7.129456</text:p>
          </table:table-cell>
          <table:table-cell office:value-type="float" office:value="0.0271548800189998" calcext:value-type="float">
            <text:p>0.027154880019</text:p>
          </table:table-cell>
          <table:table-cell office:value-type="float" office:value="0.000429465" calcext:value-type="float">
            <text:p>0.000429465</text:p>
          </table:table-cell>
          <table:table-cell office:value-type="float" office:value="0.007129456" calcext:value-type="float">
            <text:p>0.007129456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85.2" calcext:value-type="float">
            <text:p>85.2</text:p>
          </table:table-cell>
          <table:table-cell office:value-type="float" office:value="85.1" calcext:value-type="float">
            <text:p>85.1</text:p>
          </table:table-cell>
          <table:table-cell office:value-type="float" office:value="85.2" calcext:value-type="float">
            <text:p>85.2</text:p>
          </table:table-cell>
          <table:table-cell office:value-type="float" office:value="31.9628819010029" calcext:value-type="float">
            <text:p>31.9628819010029</text:p>
          </table:table-cell>
          <table:table-cell office:value-type="float" office:value="0.454249999999999" calcext:value-type="float">
            <text:p>0.454249999999999</text:p>
          </table:table-cell>
          <table:table-cell office:value-type="float" office:value="7.025405" calcext:value-type="float">
            <text:p>7.025405</text:p>
          </table:table-cell>
          <table:table-cell office:value-type="float" office:value="0.0319628819010029" calcext:value-type="float">
            <text:p>0.031962881901003</text:p>
          </table:table-cell>
          <table:table-cell office:value-type="float" office:value="0.000454249999999999" calcext:value-type="float">
            <text:p>0.00045425</text:p>
          </table:table-cell>
          <table:table-cell office:value-type="float" office:value="0.007025405" calcext:value-type="float">
            <text:p>0.007025405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6.7" calcext:value-type="float">
            <text:p>76.7</text:p>
          </table:table-cell>
          <table:table-cell office:value-type="float" office:value="76.6" calcext:value-type="float">
            <text:p>76.6</text:p>
          </table:table-cell>
          <table:table-cell office:value-type="float" office:value="76.7" calcext:value-type="float">
            <text:p>76.7</text:p>
          </table:table-cell>
          <table:table-cell office:value-type="float" office:value="37.7439324340012" calcext:value-type="float">
            <text:p>37.7439324340012</text:p>
          </table:table-cell>
          <table:table-cell office:value-type="float" office:value="0.418027" calcext:value-type="float">
            <text:p>0.418027</text:p>
          </table:table-cell>
          <table:table-cell office:value-type="float" office:value="6.799961" calcext:value-type="float">
            <text:p>6.799961</text:p>
          </table:table-cell>
          <table:table-cell office:value-type="float" office:value="0.0377439324340012" calcext:value-type="float">
            <text:p>0.037743932434001</text:p>
          </table:table-cell>
          <table:table-cell office:value-type="float" office:value="0.000418027" calcext:value-type="float">
            <text:p>0.000418027</text:p>
          </table:table-cell>
          <table:table-cell office:value-type="float" office:value="0.006799961" calcext:value-type="float">
            <text:p>0.00679996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65.2" calcext:value-type="float">
            <text:p>65.2</text:p>
          </table:table-cell>
          <table:table-cell office:value-type="float" office:value="64.6" calcext:value-type="float">
            <text:p>64.6</text:p>
          </table:table-cell>
          <table:table-cell office:value-type="float" office:value="64.9" calcext:value-type="float">
            <text:p>64.9</text:p>
          </table:table-cell>
          <table:table-cell office:value-type="float" office:value="44.1258503579995" calcext:value-type="float">
            <text:p>44.1258503579995</text:p>
          </table:table-cell>
          <table:table-cell office:value-type="float" office:value="0.433359" calcext:value-type="float">
            <text:p>0.433359</text:p>
          </table:table-cell>
          <table:table-cell office:value-type="float" office:value="6.372012" calcext:value-type="float">
            <text:p>6.372012</text:p>
          </table:table-cell>
          <table:table-cell office:value-type="float" office:value="0.0441258503579995" calcext:value-type="float">
            <text:p>0.044125850358</text:p>
          </table:table-cell>
          <table:table-cell office:value-type="float" office:value="0.000433359" calcext:value-type="float">
            <text:p>0.000433359</text:p>
          </table:table-cell>
          <table:table-cell office:value-type="float" office:value="0.006372012" calcext:value-type="float">
            <text:p>0.00637201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51.6" calcext:value-type="float">
            <text:p>51.6</text:p>
          </table:table-cell>
          <table:table-cell office:value-type="float" office:value="51.1" calcext:value-type="float">
            <text:p>51.1</text:p>
          </table:table-cell>
          <table:table-cell office:value-type="float" office:value="51.4" calcext:value-type="float">
            <text:p>51.4</text:p>
          </table:table-cell>
          <table:table-cell office:value-type="float" office:value="109.619307558006" calcext:value-type="float">
            <text:p>109.619307558006</text:p>
          </table:table-cell>
          <table:table-cell office:value-type="float" office:value="0.428217" calcext:value-type="float">
            <text:p>0.428217</text:p>
          </table:table-cell>
          <table:table-cell office:value-type="float" office:value="6.33817600000001" calcext:value-type="float">
            <text:p>6.33817600000001</text:p>
          </table:table-cell>
          <table:table-cell office:value-type="float" office:value="0.109619307558006" calcext:value-type="float">
            <text:p>0.109619307558006</text:p>
          </table:table-cell>
          <table:table-cell office:value-type="float" office:value="0.000428217" calcext:value-type="float">
            <text:p>0.000428217</text:p>
          </table:table-cell>
          <table:table-cell office:value-type="float" office:value="0.00633817600000001" calcext:value-type="float">
            <text:p>0.00633817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38.1" calcext:value-type="float">
            <text:p>38.1</text:p>
          </table:table-cell>
          <table:table-cell office:value-type="float" office:value="37.1" calcext:value-type="float">
            <text:p>37.1</text:p>
          </table:table-cell>
          <table:table-cell office:value-type="float" office:value="37.9" calcext:value-type="float">
            <text:p>37.9</text:p>
          </table:table-cell>
          <table:table-cell office:value-type="float" office:value="122.743077351004" calcext:value-type="float">
            <text:p>122.743077351004</text:p>
          </table:table-cell>
          <table:table-cell office:value-type="float" office:value="0.432163" calcext:value-type="float">
            <text:p>0.432163</text:p>
          </table:table-cell>
          <table:table-cell office:value-type="float" office:value="5.952833" calcext:value-type="float">
            <text:p>5.952833</text:p>
          </table:table-cell>
          <table:table-cell office:value-type="float" office:value="0.122743077351004" calcext:value-type="float">
            <text:p>0.122743077351004</text:p>
          </table:table-cell>
          <table:table-cell office:value-type="float" office:value="0.000432163" calcext:value-type="float">
            <text:p>0.000432163</text:p>
          </table:table-cell>
          <table:table-cell office:value-type="float" office:value="0.005952833" calcext:value-type="float">
            <text:p>0.0059528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20.5" calcext:value-type="float">
            <text:p>20.5</text:p>
          </table:table-cell>
          <table:table-cell office:value-type="float" office:value="16.8" calcext:value-type="float">
            <text:p>16.8</text:p>
          </table:table-cell>
          <table:table-cell office:value-type="float" office:value="19.2" calcext:value-type="float">
            <text:p>19.2</text:p>
          </table:table-cell>
          <table:table-cell office:value-type="float" office:value="265.038257392998" calcext:value-type="float">
            <text:p>265.038257392998</text:p>
          </table:table-cell>
          <table:table-cell office:value-type="float" office:value="0.408334" calcext:value-type="float">
            <text:p>0.408334</text:p>
          </table:table-cell>
          <table:table-cell office:value-type="float" office:value="5.820667" calcext:value-type="float">
            <text:p>5.820667</text:p>
          </table:table-cell>
          <table:table-cell office:value-type="float" office:value="0.265038257392998" calcext:value-type="float">
            <text:p>0.265038257392998</text:p>
          </table:table-cell>
          <table:table-cell office:value-type="float" office:value="0.000408334" calcext:value-type="float">
            <text:p>0.000408334</text:p>
          </table:table-cell>
          <table:table-cell office:value-type="float" office:value="0.005820667" calcext:value-type="float">
            <text:p>0.005820667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1" calcext:value-type="float">
            <text:p>3.1</text:p>
          </table:table-cell>
          <table:table-cell office:value-type="float" office:value="1.7" calcext:value-type="float">
            <text:p>1.7</text:p>
          </table:table-cell>
          <table:table-cell office:value-type="float" office:value="2.7" calcext:value-type="float">
            <text:p>2.7</text:p>
          </table:table-cell>
          <table:table-cell office:value-type="float" office:value="100.700076707003" calcext:value-type="float">
            <text:p>100.700076707003</text:p>
          </table:table-cell>
          <table:table-cell office:value-type="float" office:value="0.412803" calcext:value-type="float">
            <text:p>0.412803</text:p>
          </table:table-cell>
          <table:table-cell office:value-type="float" office:value="5.877989" calcext:value-type="float">
            <text:p>5.877989</text:p>
          </table:table-cell>
          <table:table-cell office:value-type="float" office:value="0.100700076707003" calcext:value-type="float">
            <text:p>0.100700076707003</text:p>
          </table:table-cell>
          <table:table-cell office:value-type="float" office:value="0.000412803" calcext:value-type="float">
            <text:p>0.000412803</text:p>
          </table:table-cell>
          <table:table-cell office:value-type="float" office:value="0.005877989" calcext:value-type="float">
            <text:p>0.005877989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SUM([.E3:.E22])" office:value-type="float" office:value="1030.65518771503" calcext:value-type="float">
            <text:p>1030.65518771503</text:p>
          </table:table-cell>
          <table:table-cell table:formula="of:=[.E23]/3600" office:value-type="float" office:value="0.286293107698619" calcext:value-type="float">
            <text:p>0.286293107698619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6">0000-00-00</text:date>, <text:time style:data-style-name="N2" text:time-value="10:55:20.7661056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7T20:50:38.832489122</meta:creation-date>
    <dc:date>2020-04-06T11:04:55.773372372</dc:date>
    <meta:editing-duration>P4DT7H28M55S</meta:editing-duration>
    <meta:editing-cycles>14</meta:editing-cycles>
    <meta:generator>LibreOffice/6.0.7.3$Linux_X86_64 LibreOffice_project/00m0$Build-3</meta:generator>
    <meta:document-statistic meta:table-count="1" meta:cell-count="260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maximum="100" chart:interval-major="10" chart:interval-minor-divisor="4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draw:stroke-dash="Ultrafine_20_2_20_Dots_20_3_20_Dashes" svg:stroke-width="0.08cm" svg:stroke-color="#a09600" draw:fill-color="#a09600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0">
      <style:chart-properties chart:symbol-type="none" chart:link-data-style-to-source="true"/>
      <style:graphic-properties draw:stroke="dash" draw:stroke-dash="Ultrafine_20_2_20_Dots_20_3_20_Dashes" svg:stroke-width="0.08cm" svg:stroke-color="#1b75bc" draw:fill-color="#1b75b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_32__20_Dots_20_1_20_Dash" svg:stroke-width="0.08cm" svg:stroke-color="#000000" draw:fill-color="#0000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cm" chart:symbol-height="0.2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762cm" svg:height="12.14cm" xlink:href=".." xlink:type="simple" chart:class="chart:line" chart:style-name="ch1">
        <chart:legend chart:legend-position="top" svg:x="3.987cm" svg:y="0.185cm" style:legend-expansion="wide" chart:style-name="ch2"/>
        <chart:plot-area chart:style-name="ch3" table:cell-range-address="Sheet1.A2:Sheet1.D22 Sheet1.L2:Sheet1.M22" chart:data-source-has-labels="both" svg:x="1.242cm" svg:y="1.3cm" svg:width="18.9cm" svg:height="9.845cm">
          <chartooo:coordinate-region svg:x="2.049cm" svg:y="1.499cm" svg:width="17.999cm" svg:height="8.999cm"/>
          <chart:axis chart:dimension="x" chart:name="primary-x" chart:style-name="ch4" chartooo:axis-type="auto">
            <chartooo:date-scale/>
            <chart:title svg:x="9.484cm" svg:y="11.387cm" chart:style-name="ch5">
              <text:p>Utilization Level</text:p>
            </chart:title>
            <chart:categories table:cell-range-address="Sheet1.A2:Sheet1.A22"/>
            <chart:grid chart:style-name="ch6" chart:class="major"/>
          </chart:axis>
          <chart:axis chart:dimension="y" chart:name="primary-y" chart:style-name="ch7">
            <chart:title svg:x="0.267cm" svg:y="7.589cm" chart:style-name="ch8">
              <text:p>Schedulability (%)</text:p>
            </chart:title>
            <chart:grid chart:style-name="ch6" chart:class="major"/>
          </chart:axis>
          <chart:series chart:style-name="ch9" chart:values-cell-range-address="Sheet1.B2:Sheet1.B22" loext:label-string="&quot;ILP&quot;" chart:class="chart:line">
            <chart:data-point chart:repeated="19"/>
            <chart:data-point chart:style-name="ch10"/>
            <chart:data-point/>
          </chart:series>
          <chart:series chart:style-name="ch11" chart:values-cell-range-address="Sheet1.C2:Sheet1.C22" loext:label-string="&quot;WF&quot;" chart:class="chart:line">
            <chart:data-point chart:repeated="21"/>
          </chart:series>
          <chart:series chart:style-name="ch12" chart:values-cell-range-address="Sheet1.D2:Sheet1.D22" loext:label-string="&quot;FFBB&quot;" chart:class="chart:line">
            <chart:data-point chart:repeated="21"/>
          </chart:series>
          <chart:series chart:style-name="ch13" chart:values-cell-range-address="Sheet1.L2:Sheet1.L22" loext:label-string="&quot;FFBB - Paper 1&quot;" chart:class="chart:line">
            <chart:data-point chart:repeated="21"/>
          </chart:series>
          <chart:series chart:style-name="ch14" chart:values-cell-range-address="Sheet1.M2:Sheet1.M22" loext:label-string="&quot;ILP/WF/FFBB - Paper 2&quot;" chart:class="chart:line">
            <chart:data-point chart:repeated="2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LP</text:p>
              </table:table-cell>
              <table:table-cell office:value-type="string">
                <text:p>WF</text:p>
              </table:table-cell>
              <table:table-cell office:value-type="string">
                <text:p>FFBB</text:p>
              </table:table-cell>
              <table:table-cell office:value-type="string">
                <text:p>FFBB - Paper 1</text:p>
              </table:table-cell>
              <table:table-cell office:value-type="string">
                <text:p>ILP/WF/FFBB - Paper 2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2:Sheet1.A22</svg:desc>
                </draw:g>
              </table:table-cell>
              <table:table-cell office:value-type="float" office:value="100">
                <text:p>100</text:p>
                <draw:g>
                  <svg:desc>Sheet1.B2:Sheet1.B22</svg:desc>
                </draw:g>
              </table:table-cell>
              <table:table-cell office:value-type="float" office:value="100">
                <text:p>100</text:p>
                <draw:g>
                  <svg:desc>Sheet1.C2:Sheet1.C22</svg:desc>
                </draw:g>
              </table:table-cell>
              <table:table-cell office:value-type="float" office:value="100">
                <text:p>100</text:p>
                <draw:g>
                  <svg:desc>Sheet1.D2:Sheet1.D22</svg:desc>
                </draw:g>
              </table:table-cell>
              <table:table-cell office:value-type="float" office:value="100">
                <text:p>100</text:p>
                <draw:g>
                  <svg:desc>Sheet1.L2:Sheet1.L22</svg:desc>
                </draw:g>
              </table:table-cell>
              <table:table-cell office:value-type="float" office:value="100">
                <text:p>100</text:p>
                <draw:g>
                  <svg:desc>Sheet1.M2:Sheet1.M22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9.98">
                <text:p>99.98</text:p>
              </table:table-cell>
              <table:table-cell office:value-type="float" office:value="99.98">
                <text:p>99.98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9.96">
                <text:p>99.96</text:p>
              </table:table-cell>
              <table:table-cell office:value-type="float" office:value="99.96">
                <text:p>99.96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9.94">
                <text:p>99.94</text:p>
              </table:table-cell>
              <table:table-cell office:value-type="float" office:value="99.94">
                <text:p>99.94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9.92">
                <text:p>99.92</text:p>
              </table:table-cell>
              <table:table-cell office:value-type="float" office:value="99.92">
                <text:p>99.9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9.88">
                <text:p>99.88</text:p>
              </table:table-cell>
              <table:table-cell office:value-type="float" office:value="99.88">
                <text:p>99.88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9.86">
                <text:p>99.86</text:p>
              </table:table-cell>
              <table:table-cell office:value-type="float" office:value="99.86">
                <text:p>99.86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99.8">
                <text:p>99.8</text:p>
              </table:table-cell>
              <table:table-cell office:value-type="float" office:value="99.8">
                <text:p>99.8</text:p>
              </table:table-cell>
              <table:table-cell office:value-type="float" office:value="99.8">
                <text:p>99.8</text:p>
              </table:table-cell>
              <table:table-cell office:value-type="float" office:value="99.84">
                <text:p>99.84</text:p>
              </table:table-cell>
              <table:table-cell office:value-type="float" office:value="99.84">
                <text:p>99.84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99.6">
                <text:p>99.6</text:p>
              </table:table-cell>
              <table:table-cell office:value-type="float" office:value="99.6">
                <text:p>99.6</text:p>
              </table:table-cell>
              <table:table-cell office:value-type="float" office:value="99.6">
                <text:p>99.6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98.2">
                <text:p>98.2</text:p>
              </table:table-cell>
              <table:table-cell office:value-type="float" office:value="98.2">
                <text:p>98.2</text:p>
              </table:table-cell>
              <table:table-cell office:value-type="float" office:value="98.2">
                <text:p>98.2</text:p>
              </table:table-cell>
              <table:table-cell office:value-type="float" office:value="94">
                <text:p>9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96.1">
                <text:p>96.1</text:p>
              </table:table-cell>
              <table:table-cell office:value-type="float" office:value="96.1">
                <text:p>96.1</text:p>
              </table:table-cell>
              <table:table-cell office:value-type="float" office:value="96.1">
                <text:p>96.1</text:p>
              </table:table-cell>
              <table:table-cell office:value-type="float" office:value="87">
                <text:p>8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92.1">
                <text:p>92.1</text:p>
              </table:table-cell>
              <table:table-cell office:value-type="float" office:value="92.1">
                <text:p>92.1</text:p>
              </table:table-cell>
              <table:table-cell office:value-type="float" office:value="92.1">
                <text:p>92.1</text:p>
              </table:table-cell>
              <table:table-cell office:value-type="float" office:value="76">
                <text:p>7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85.2">
                <text:p>85.2</text:p>
              </table:table-cell>
              <table:table-cell office:value-type="float" office:value="85.1">
                <text:p>85.1</text:p>
              </table:table-cell>
              <table:table-cell office:value-type="float" office:value="85.2">
                <text:p>85.2</text:p>
              </table:table-cell>
              <table:table-cell office:value-type="float" office:value="62">
                <text:p>6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76.7">
                <text:p>76.7</text:p>
              </table:table-cell>
              <table:table-cell office:value-type="float" office:value="76.6">
                <text:p>76.6</text:p>
              </table:table-cell>
              <table:table-cell office:value-type="float" office:value="76.7">
                <text:p>76.7</text:p>
              </table:table-cell>
              <table:table-cell office:value-type="float" office:value="45">
                <text:p>45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65.2">
                <text:p>65.2</text:p>
              </table:table-cell>
              <table:table-cell office:value-type="float" office:value="64.6">
                <text:p>64.6</text:p>
              </table:table-cell>
              <table:table-cell office:value-type="float" office:value="64.9">
                <text:p>64.9</text:p>
              </table:table-cell>
              <table:table-cell office:value-type="float" office:value="26">
                <text:p>2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51.6">
                <text:p>51.6</text:p>
              </table:table-cell>
              <table:table-cell office:value-type="float" office:value="51.1">
                <text:p>51.1</text:p>
              </table:table-cell>
              <table:table-cell office:value-type="float" office:value="51.4">
                <text:p>51.4</text:p>
              </table:table-cell>
              <table:table-cell office:value-type="float" office:value="8">
                <text:p>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38.1">
                <text:p>38.1</text:p>
              </table:table-cell>
              <table:table-cell office:value-type="float" office:value="37.1">
                <text:p>37.1</text:p>
              </table:table-cell>
              <table:table-cell office:value-type="float" office:value="37.9">
                <text:p>37.9</text:p>
              </table:table-cell>
              <table:table-cell office:value-type="float" office:value="1">
                <text:p>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20.5">
                <text:p>20.5</text:p>
              </table:table-cell>
              <table:table-cell office:value-type="float" office:value="16.8">
                <text:p>16.8</text:p>
              </table:table-cell>
              <table:table-cell office:value-type="float" office:value="19.2">
                <text:p>19.2</text:p>
              </table:table-cell>
              <table:table-cell office:value-type="float" office:value="0.03">
                <text:p>0.0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1">
                <text:p>3.1</text:p>
              </table:table-cell>
              <table:table-cell office:value-type="float" office:value="1.7">
                <text:p>1.7</text:p>
              </table:table-cell>
              <table:table-cell office:value-type="float" office:value="2.7">
                <text:p>2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_32__20_Dots_20_1_20_Dash" draw:display-name="2 Dots 1 Dash" draw:style="rect" draw:dots1="2" draw:dots2="1" draw:dots2-length="0.203cm" draw:distance="0.203cm"/>
    <draw:stroke-dash draw:name="Dashed_20__28_var_29__20_4" draw:display-name="Dashed (var) 4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